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>
            <text:p>Cash Flow</text:p>
          </table:table-cell>
          <table:table-cell office:value-type="string">
            <text:p>Present Value</text:p>
          </table:table-cell>
          <table:table-cell table:style-name="ce1" table:formula="oooc:=0.0382/12" office:value-type="float" office:value="0.00318333333333333">
            <text:p>0.003183</text:p>
          </table:table-cell>
        </table:table-row>
        <table:table-row table:style-name="ro1">
          <table:table-cell office:value-type="float" office:value="-2.74">
            <text:p>-2.74</text:p>
          </table:table-cell>
          <table:table-cell office:value-type="float" office:value="0.36">
            <text:p>0.36</text:p>
          </table:table-cell>
          <table:table-cell table:formula="oooc:=SUM([.A2:.B2])" office:value-type="float" office:value="-2.38">
            <text:p>-2.38</text:p>
          </table:table-cell>
          <table:table-cell table:formula="oooc:=NPV([.E1];[.C2])" office:value-type="currency" office:currency="USD" office:value="-2.37244770812912">
            <text:p>-$2.37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3:.B3])" office:value-type="float" office:value="0.43">
            <text:p>0.43</text:p>
          </table:table-cell>
          <table:table-cell table:formula="oooc:=NPV([.$E$1];[.C$2:.C3])" office:value-type="currency" office:currency="USD" office:value="-1.94517235770241">
            <text:p>-$1.95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4:.B4])" office:value-type="float" office:value="0.43">
            <text:p>0.43</text:p>
          </table:table-cell>
          <table:table-cell table:formula="oooc:=NPV([.$E$1];[.C$2:.C4])" office:value-type="currency" office:currency="USD" office:value="-1.51925285103858">
            <text:p>-$1.52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5:.B5])" office:value-type="float" office:value="0.43">
            <text:p>0.43</text:p>
          </table:table-cell>
          <table:table-cell table:formula="oooc:=NPV([.$E$1];[.C$2:.C5])" office:value-type="currency" office:currency="USD" office:value="-1.09468488573098">
            <text:p>-$1.09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6:.B6])" office:value-type="float" office:value="0.43">
            <text:p>0.43</text:p>
          </table:table-cell>
          <table:table-cell table:formula="oooc:=NPV([.$E$1];[.C$2:.C6])" office:value-type="currency" office:currency="USD" office:value="-0.671464173025488">
            <text:p>-$0.67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7:.B7])" office:value-type="float" office:value="0.43">
            <text:p>0.43</text:p>
          </table:table-cell>
          <table:table-cell table:formula="oooc:=NPV([.$E$1];[.C$2:.C7])" office:value-type="currency" office:currency="USD" office:value="-0.249586437777205">
            <text:p>-$0.25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8:.B8])" office:value-type="float" office:value="0.43">
            <text:p>0.43</text:p>
          </table:table-cell>
          <table:table-cell table:formula="oooc:=NPV([.$E$1];[.C$2:.C8])" office:value-type="currency" office:currency="USD" office:value="0.17095258159275">
            <text:p>$0.17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9:.B9])" office:value-type="float" office:value="0.43">
            <text:p>0.43</text:p>
          </table:table-cell>
          <table:table-cell table:formula="oooc:=NPV([.$E$1];[.C$2:.C9])" office:value-type="currency" office:currency="USD" office:value="0.590157133140279">
            <text:p>$0.59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0:.B10])" office:value-type="float" office:value="0.43">
            <text:p>0.43</text:p>
          </table:table-cell>
          <table:table-cell table:formula="oooc:=NPV([.$E$1];[.C$2:.C10])" office:value-type="currency" office:currency="USD" office:value="1.00803145144122">
            <text:p>$1.01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1:.B11])" office:value-type="float" office:value="0.43">
            <text:p>0.43</text:p>
          </table:table-cell>
          <table:table-cell table:formula="oooc:=NPV([.$E$1];[.C$2:.C11])" office:value-type="currency" office:currency="USD" office:value="1.42457975763411">
            <text:p>$1.42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2:.B12])" office:value-type="float" office:value="0.43">
            <text:p>0.43</text:p>
          </table:table-cell>
          <table:table-cell table:formula="oooc:=NPV([.$E$1];[.C$2:.C12])" office:value-type="currency" office:currency="USD" office:value="1.83980625946284">
            <text:p>$1.84</text:p>
          </table:table-cell>
          <table:table-cell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43">
            <text:p>0.43</text:p>
          </table:table-cell>
          <table:table-cell table:formula="oooc:=SUM([.A13:.B13])" office:value-type="float" office:value="0.79">
            <text:p>0.79</text:p>
          </table:table-cell>
          <table:table-cell table:formula="oooc:=NPV([.$E$1];[.C$2:.C13])" office:value-type="currency" office:currency="USD" office:value="2.60024352589656">
            <text:p>$2.60</text:p>
          </table:table-cell>
          <table:table-cell table:formula="oooc:=SUM([.C13:.D13])" office:value-type="float" office:value="3.39024352589656">
            <text:p>3.39</text:p>
          </table:table-cell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4:.B14])" office:value-type="float" office:value="0.43">
            <text:p>0.43</text:p>
          </table:table-cell>
          <table:table-cell table:formula="oooc:=NPV([.$E$1];[.C$2:.C14])" office:value-type="currency" office:currency="USD" office:value="3.01283898886244">
            <text:p>$3.01</text:p>
          </table:table-cell>
          <table:table-cell table:formula="oooc:=SUM([.C14:.D14])" office:value-type="float" office:value="3.44283898886244">
            <text:p>3.44</text:p>
          </table:table-cell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5:.B15])" office:value-type="float" office:value="0.43">
            <text:p>0.43</text:p>
          </table:table-cell>
          <table:table-cell table:formula="oooc:=NPV([.$E$1];[.C$2:.C15])" office:value-type="currency" office:currency="USD" office:value="3.42412519075231">
            <text:p>$3.42</text:p>
          </table:table-cell>
          <table:table-cell table:formula="oooc:=SUM([.C15:.D15])" office:value-type="float" office:value="3.85412519075231">
            <text:p>3.85</text:p>
          </table:table-cell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6:.B16])" office:value-type="float" office:value="0.43">
            <text:p>0.43</text:p>
          </table:table-cell>
          <table:table-cell table:formula="oooc:=NPV([.$E$1];[.C$2:.C16])" office:value-type="currency" office:currency="USD" office:value="3.83410628615515">
            <text:p>$3.83</text:p>
          </table:table-cell>
          <table:table-cell table:formula="oooc:=SUM([.C16:.D16])" office:value-type="float" office:value="4.26410628615515">
            <text:p>4.26</text:p>
          </table:table-cell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7:.B17])" office:value-type="float" office:value="0.43">
            <text:p>0.43</text:p>
          </table:table-cell>
          <table:table-cell table:formula="oooc:=NPV([.$E$1];[.C$2:.C17])" office:value-type="currency" office:currency="USD" office:value="4.24278641647646">
            <text:p>$4.24</text:p>
          </table:table-cell>
          <table:table-cell table:formula="oooc:=SUM([.C17:.D17])" office:value-type="float" office:value="4.67278641647646">
            <text:p>4.67</text:p>
          </table:table-cell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8:.B18])" office:value-type="float" office:value="0.43">
            <text:p>0.43</text:p>
          </table:table-cell>
          <table:table-cell table:formula="oooc:=NPV([.$E$1];[.C$2:.C18])" office:value-type="currency" office:currency="USD" office:value="4.65016970998012">
            <text:p>$4.65</text:p>
          </table:table-cell>
          <table:table-cell table:formula="oooc:=SUM([.C18:.D18])" office:value-type="float" office:value="5.08016970998012">
            <text:p>5.08</text:p>
          </table:table-cell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9:.B19])" office:value-type="float" office:value="0.43">
            <text:p>0.43</text:p>
          </table:table-cell>
          <table:table-cell table:formula="oooc:=NPV([.$E$1];[.C$2:.C19])" office:value-type="currency" office:currency="USD" office:value="5.05626028183006">
            <text:p>$5.06</text:p>
          </table:table-cell>
          <table:table-cell table:formula="oooc:=SUM([.C19:.D19])" office:value-type="float" office:value="5.48626028183006">
            <text:p>5.49</text:p>
          </table:table-cell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20:.B20])" office:value-type="float" office:value="0.43">
            <text:p>0.43</text:p>
          </table:table-cell>
          <table:table-cell table:formula="oooc:=NPV([.$E$1];[.C$2:.C20])" office:value-type="currency" office:currency="USD" office:value="5.46106223413183">
            <text:p>$5.46</text:p>
          </table:table-cell>
          <table:table-cell table:formula="oooc:=SUM([.C20:.D20])" office:value-type="float" office:value="5.89106223413183">
            <text:p>5.89</text:p>
          </table:table-cell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21:.B21])" office:value-type="float" office:value="0.43">
            <text:p>0.43</text:p>
          </table:table-cell>
          <table:table-cell table:formula="oooc:=NPV([.$E$1];[.C$2:.C21])" office:value-type="currency" office:currency="USD" office:value="5.86457965597408">
            <text:p>$5.86</text:p>
          </table:table-cell>
          <table:table-cell table:formula="oooc:=SUM([.C21:.D21])" office:value-type="float" office:value="6.29457965597408">
            <text:p>6.29</text:p>
          </table:table-cell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22:.B22])" office:value-type="float" office:value="0.43">
            <text:p>0.43</text:p>
          </table:table-cell>
          <table:table-cell table:formula="oooc:=NPV([.$E$1];[.C$2:.C22])" office:value-type="currency" office:currency="USD" office:value="6.2668166234698">
            <text:p>$6.27</text:p>
          </table:table-cell>
          <table:table-cell table:formula="oooc:=SUM([.C22:.D22])" office:value-type="float" office:value="6.6968166234698">
            <text:p>6.7</text:p>
          </table:table-cell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23:.B23])" office:value-type="float" office:value="0.43">
            <text:p>0.43</text:p>
          </table:table-cell>
          <table:table-cell table:formula="oooc:=NPV([.$E$1];[.C$2:.C23])" office:value-type="currency" office:currency="USD" office:value="6.66777719979754">
            <text:p>$6.67</text:p>
          </table:table-cell>
          <table:table-cell table:formula="oooc:=SUM([.C23:.D23])" office:value-type="float" office:value="7.09777719979754">
            <text:p>7.1</text:p>
          </table:table-cell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24:.B24])" office:value-type="float" office:value="0.43">
            <text:p>0.43</text:p>
          </table:table-cell>
          <table:table-cell table:formula="oooc:=NPV([.$E$1];[.C$2:.C24])" office:value-type="currency" office:currency="USD" office:value="7.06746543524245">
            <text:p>$7.07</text:p>
          </table:table-cell>
          <table:table-cell table:formula="oooc:=SUM([.C24:.D24])" office:value-type="float" office:value="7.49746543524245">
            <text:p>7.5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43">
            <text:p>0.43</text:p>
          </table:table-cell>
          <table:table-cell table:formula="oooc:=SUM([.A25:.B25])" office:value-type="float" office:value="0.79">
            <text:p>0.79</text:p>
          </table:table-cell>
          <table:table-cell table:formula="oooc:=NPV([.$E$1];[.C$2:.C25])" office:value-type="currency" office:currency="USD" office:value="7.79944624053508">
            <text:p>$7.80</text:p>
          </table:table-cell>
          <table:table-cell table:formula="oooc:=SUM([.E13:.E24])" office:value-type="float" office:value="63.6682315485688">
            <text:p>63.67</text:p>
          </table:table-cell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26:.B26])" office:value-type="float" office:value="0.43">
            <text:p>0.43</text:p>
          </table:table-cell>
          <table:table-cell table:formula="oooc:=NPV([.$E$1];[.C$2:.C26])" office:value-type="currency" office:currency="USD" office:value="8.19660189370057">
            <text:p>$8.20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27:.B27])" office:value-type="float" office:value="0.43">
            <text:p>0.43</text:p>
          </table:table-cell>
          <table:table-cell table:formula="oooc:=NPV([.$E$1];[.C$2:.C27])" office:value-type="currency" office:currency="USD" office:value="8.59249727988669">
            <text:p>$8.59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28:.B28])" office:value-type="float" office:value="0.43">
            <text:p>0.43</text:p>
          </table:table-cell>
          <table:table-cell table:formula="oooc:=NPV([.$E$1];[.C$2:.C28])" office:value-type="currency" office:currency="USD" office:value="8.98713639821281">
            <text:p>$8.99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29:.B29])" office:value-type="float" office:value="0.43">
            <text:p>0.43</text:p>
          </table:table-cell>
          <table:table-cell table:formula="oooc:=NPV([.$E$1];[.C$2:.C29])" office:value-type="currency" office:currency="USD" office:value="9.38052323510814">
            <text:p>$9.38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30:.B30])" office:value-type="float" office:value="0.43">
            <text:p>0.43</text:p>
          </table:table-cell>
          <table:table-cell table:formula="oooc:=NPV([.$E$1];[.C$2:.C30])" office:value-type="currency" office:currency="USD" office:value="9.77266176435205">
            <text:p>$9.77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31:.B31])" office:value-type="float" office:value="0.43">
            <text:p>0.43</text:p>
          </table:table-cell>
          <table:table-cell table:formula="oooc:=NPV([.$E$1];[.C$2:.C31])" office:value-type="currency" office:currency="USD" office:value="10.1635559471142">
            <text:p>$10.16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32:.B32])" office:value-type="float" office:value="0.43">
            <text:p>0.43</text:p>
          </table:table-cell>
          <table:table-cell table:formula="oooc:=NPV([.$E$1];[.C$2:.C32])" office:value-type="currency" office:currency="USD" office:value="10.5532097319944">
            <text:p>$10.55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33:.B33])" office:value-type="float" office:value="0.43">
            <text:p>0.43</text:p>
          </table:table-cell>
          <table:table-cell table:formula="oooc:=NPV([.$E$1];[.C$2:.C33])" office:value-type="currency" office:currency="USD" office:value="10.9416270550629">
            <text:p>$10.94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34:.B34])" office:value-type="float" office:value="0.43">
            <text:p>0.43</text:p>
          </table:table-cell>
          <table:table-cell table:formula="oooc:=NPV([.$E$1];[.C$2:.C34])" office:value-type="currency" office:currency="USD" office:value="11.3288118398996">
            <text:p>$11.33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35:.B35])" office:value-type="float" office:value="0.43">
            <text:p>0.43</text:p>
          </table:table-cell>
          <table:table-cell table:formula="oooc:=NPV([.$E$1];[.C$2:.C35])" office:value-type="currency" office:currency="USD" office:value="11.7147679976343">
            <text:p>$11.71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36:.B36])" office:value-type="float" office:value="0.43">
            <text:p>0.43</text:p>
          </table:table-cell>
          <table:table-cell table:formula="oooc:=NPV([.$E$1];[.C$2:.C36])" office:value-type="currency" office:currency="USD" office:value="12.0994994269855">
            <text:p>$12.10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37:.B37])" office:value-type="float" office:value="0.43">
            <text:p>0.43</text:p>
          </table:table-cell>
          <table:table-cell table:formula="oooc:=NPV([.$E$1];[.C$2:.C37])" office:value-type="currency" office:currency="USD" office:value="12.4830100143004">
            <text:p>$12.48</text:p>
          </table:table-cell>
          <table:table-cell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43">
            <text:p>0.43</text:p>
          </table:table-cell>
          <table:table-cell table:formula="oooc:=SUM([.A38:.B38])" office:value-type="float" office:value="0.79">
            <text:p>0.79</text:p>
          </table:table-cell>
          <table:table-cell table:formula="oooc:=NPV([.$E$1];[.C$2:.C38])" office:value-type="currency" office:currency="USD" office:value="13.1853634078861">
            <text:p>$13.19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39:.B39])" office:value-type="float" office:value="0.43">
            <text:p>0.43</text:p>
          </table:table-cell>
          <table:table-cell table:formula="oooc:=NPV([.$E$1];[.C$2:.C39])" office:value-type="currency" office:currency="USD" office:value="13.5664439208799">
            <text:p>$13.57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40:.B40])" office:value-type="float" office:value="0.43">
            <text:p>0.43</text:p>
          </table:table-cell>
          <table:table-cell table:formula="oooc:=NPV([.$E$1];[.C$2:.C40])" office:value-type="currency" office:currency="USD" office:value="13.9463151770415">
            <text:p>$13.95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41:.B41])" office:value-type="float" office:value="0.43">
            <text:p>0.43</text:p>
          </table:table-cell>
          <table:table-cell table:formula="oooc:=NPV([.$E$1];[.C$2:.C41])" office:value-type="currency" office:currency="USD" office:value="14.3249810136234">
            <text:p>$14.32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42:.B42])" office:value-type="float" office:value="0.43">
            <text:p>0.43</text:p>
          </table:table-cell>
          <table:table-cell table:formula="oooc:=NPV([.$E$1];[.C$2:.C42])" office:value-type="currency" office:currency="USD" office:value="14.7024452557014">
            <text:p>$14.70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43:.B43])" office:value-type="float" office:value="0.43">
            <text:p>0.43</text:p>
          </table:table-cell>
          <table:table-cell table:formula="oooc:=NPV([.$E$1];[.C$2:.C43])" office:value-type="currency" office:currency="USD" office:value="15.0787117162134">
            <text:p>$15.08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44:.B44])" office:value-type="float" office:value="0.43">
            <text:p>0.43</text:p>
          </table:table-cell>
          <table:table-cell table:formula="oooc:=NPV([.$E$1];[.C$2:.C44])" office:value-type="currency" office:currency="USD" office:value="15.453784195998">
            <text:p>$15.45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45:.B45])" office:value-type="float" office:value="0.43">
            <text:p>0.43</text:p>
          </table:table-cell>
          <table:table-cell table:formula="oooc:=NPV([.$E$1];[.C$2:.C45])" office:value-type="currency" office:currency="USD" office:value="15.8276664838331">
            <text:p>$15.83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46:.B46])" office:value-type="float" office:value="0.43">
            <text:p>0.43</text:p>
          </table:table-cell>
          <table:table-cell table:formula="oooc:=NPV([.$E$1];[.C$2:.C46])" office:value-type="currency" office:currency="USD" office:value="16.2003623564736">
            <text:p>$16.20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47:.B47])" office:value-type="float" office:value="0.43">
            <text:p>0.43</text:p>
          </table:table-cell>
          <table:table-cell table:formula="oooc:=NPV([.$E$1];[.C$2:.C47])" office:value-type="currency" office:currency="USD" office:value="16.57187557869">
            <text:p>$16.57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48:.B48])" office:value-type="float" office:value="0.43">
            <text:p>0.43</text:p>
          </table:table-cell>
          <table:table-cell table:formula="oooc:=NPV([.$E$1];[.C$2:.C48])" office:value-type="currency" office:currency="USD" office:value="16.9422099033064">
            <text:p>$16.94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49:.B49])" office:value-type="float" office:value="0.43">
            <text:p>0.43</text:p>
          </table:table-cell>
          <table:table-cell table:formula="oooc:=NPV([.$E$1];[.C$2:.C49])" office:value-type="currency" office:currency="USD" office:value="17.3113690712382">
            <text:p>$17.31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50:.B50])" office:value-type="float" office:value="0.43">
            <text:p>0.43</text:p>
          </table:table-cell>
          <table:table-cell table:formula="oooc:=NPV([.$E$1];[.C$2:.C50])" office:value-type="currency" office:currency="USD" office:value="17.6793568115301">
            <text:p>$17.68</text:p>
          </table:table-cell>
          <table:table-cell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43">
            <text:p>0.43</text:p>
          </table:table-cell>
          <table:table-cell table:formula="oooc:=SUM([.A51:.B51])" office:value-type="float" office:value="0.79">
            <text:p>0.79</text:p>
          </table:table-cell>
          <table:table-cell table:formula="oooc:=NPV([.$E$1];[.C$2:.C51])" office:value-type="currency" office:currency="USD" office:value="18.3532819826746">
            <text:p>$18.35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52:.B52])" office:value-type="float" office:value="0.43">
            <text:p>0.43</text:p>
          </table:table-cell>
          <table:table-cell table:formula="oooc:=NPV([.$E$1];[.C$2:.C52])" office:value-type="currency" office:currency="USD" office:value="18.7189380075257">
            <text:p>$18.72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53:.B53])" office:value-type="float" office:value="0.43">
            <text:p>0.43</text:p>
          </table:table-cell>
          <table:table-cell table:formula="oooc:=NPV([.$E$1];[.C$2:.C53])" office:value-type="currency" office:currency="USD" office:value="19.0834337210221">
            <text:p>$19.08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54:.B54])" office:value-type="float" office:value="0.43">
            <text:p>0.43</text:p>
          </table:table-cell>
          <table:table-cell table:formula="oooc:=NPV([.$E$1];[.C$2:.C54])" office:value-type="currency" office:currency="USD" office:value="19.4467728051009">
            <text:p>$19.45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55:.B55])" office:value-type="float" office:value="0.43">
            <text:p>0.43</text:p>
          </table:table-cell>
          <table:table-cell table:formula="oooc:=NPV([.$E$1];[.C$2:.C55])" office:value-type="currency" office:currency="USD" office:value="19.8089589300153">
            <text:p>$19.81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56:.B56])" office:value-type="float" office:value="0.43">
            <text:p>0.43</text:p>
          </table:table-cell>
          <table:table-cell table:formula="oooc:=NPV([.$E$1];[.C$2:.C56])" office:value-type="currency" office:currency="USD" office:value="20.1699957543722">
            <text:p>$20.17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57:.B57])" office:value-type="float" office:value="0.43">
            <text:p>0.43</text:p>
          </table:table-cell>
          <table:table-cell table:formula="oooc:=NPV([.$E$1];[.C$2:.C57])" office:value-type="currency" office:currency="USD" office:value="20.5298869251688">
            <text:p>$20.53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58:.B58])" office:value-type="float" office:value="0.43">
            <text:p>0.43</text:p>
          </table:table-cell>
          <table:table-cell table:formula="oooc:=NPV([.$E$1];[.C$2:.C58])" office:value-type="currency" office:currency="USD" office:value="20.8886360778294">
            <text:p>$20.89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59:.B59])" office:value-type="float" office:value="0.43">
            <text:p>0.43</text:p>
          </table:table-cell>
          <table:table-cell table:formula="oooc:=NPV([.$E$1];[.C$2:.C59])" office:value-type="currency" office:currency="USD" office:value="21.2462468362423">
            <text:p>$21.25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60:.B60])" office:value-type="float" office:value="0.43">
            <text:p>0.43</text:p>
          </table:table-cell>
          <table:table-cell table:formula="oooc:=NPV([.$E$1];[.C$2:.C60])" office:value-type="currency" office:currency="USD" office:value="21.6027228127966">
            <text:p>$21.60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61:.B61])" office:value-type="float" office:value="0.43">
            <text:p>0.43</text:p>
          </table:table-cell>
          <table:table-cell table:formula="oooc:=NPV([.$E$1];[.C$2:.C61])" office:value-type="currency" office:currency="USD" office:value="21.9580676084182">
            <text:p>$21.96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62:.B62])" office:value-type="float" office:value="0.43">
            <text:p>0.43</text:p>
          </table:table-cell>
          <table:table-cell table:formula="oooc:=NPV([.$E$1];[.C$2:.C62])" office:value-type="currency" office:currency="USD" office:value="22.3122848126064">
            <text:p>$22.31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63:.B63])" office:value-type="float" office:value="0.43">
            <text:p>0.43</text:p>
          </table:table-cell>
          <table:table-cell table:formula="oooc:=NPV([.$E$1];[.C$2:.C63])" office:value-type="currency" office:currency="USD" office:value="22.6653780034703">
            <text:p>$22.67</text:p>
          </table:table-cell>
          <table:table-cell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43">
            <text:p>0.43</text:p>
          </table:table-cell>
          <table:table-cell table:formula="oooc:=SUM([.A64:.B64])" office:value-type="float" office:value="0.79">
            <text:p>0.79</text:p>
          </table:table-cell>
          <table:table-cell table:formula="oooc:=NPV([.$E$1];[.C$2:.C64])" office:value-type="currency" office:currency="USD" office:value="23.3120256034535">
            <text:p>$23.31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65:.B65])" office:value-type="float" office:value="0.43">
            <text:p>0.43</text:p>
          </table:table-cell>
          <table:table-cell table:formula="oooc:=NPV([.$E$1];[.C$2:.C65])" office:value-type="currency" office:currency="USD" office:value="23.6628814566155">
            <text:p>$23.66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66:.B66])" office:value-type="float" office:value="0.43">
            <text:p>0.43</text:p>
          </table:table-cell>
          <table:table-cell table:formula="oooc:=NPV([.$E$1];[.C$2:.C66])" office:value-type="currency" office:currency="USD" office:value="24.0126239627995">
            <text:p>$24.01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67:.B67])" office:value-type="float" office:value="0.43">
            <text:p>0.43</text:p>
          </table:table-cell>
          <table:table-cell table:formula="oooc:=NPV([.$E$1];[.C$2:.C67])" office:value-type="currency" office:currency="USD" office:value="24.3612566549137">
            <text:p>$24.36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68:.B68])" office:value-type="float" office:value="0.43">
            <text:p>0.43</text:p>
          </table:table-cell>
          <table:table-cell table:formula="oooc:=NPV([.$E$1];[.C$2:.C68])" office:value-type="currency" office:currency="USD" office:value="24.7087830546553">
            <text:p>$24.71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69:.B69])" office:value-type="float" office:value="0.43">
            <text:p>0.43</text:p>
          </table:table-cell>
          <table:table-cell table:formula="oooc:=NPV([.$E$1];[.C$2:.C69])" office:value-type="currency" office:currency="USD" office:value="25.0552066725466">
            <text:p>$25.06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70:.B70])" office:value-type="float" office:value="0.43">
            <text:p>0.43</text:p>
          </table:table-cell>
          <table:table-cell table:formula="oooc:=NPV([.$E$1];[.C$2:.C70])" office:value-type="currency" office:currency="USD" office:value="25.4005310079702">
            <text:p>$25.40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71:.B71])" office:value-type="float" office:value="0.43">
            <text:p>0.43</text:p>
          </table:table-cell>
          <table:table-cell table:formula="oooc:=NPV([.$E$1];[.C$2:.C71])" office:value-type="currency" office:currency="USD" office:value="25.7447595492042">
            <text:p>$25.74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72:.B72])" office:value-type="float" office:value="0.43">
            <text:p>0.43</text:p>
          </table:table-cell>
          <table:table-cell table:formula="oooc:=NPV([.$E$1];[.C$2:.C72])" office:value-type="currency" office:currency="USD" office:value="26.0878957734576">
            <text:p>$26.09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73:.B73])" office:value-type="float" office:value="0.43">
            <text:p>0.43</text:p>
          </table:table-cell>
          <table:table-cell table:formula="oooc:=NPV([.$E$1];[.C$2:.C73])" office:value-type="currency" office:currency="USD" office:value="26.4299431469056">
            <text:p>$26.43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74:.B74])" office:value-type="float" office:value="0.43">
            <text:p>0.43</text:p>
          </table:table-cell>
          <table:table-cell table:formula="oooc:=NPV([.$E$1];[.C$2:.C74])" office:value-type="currency" office:currency="USD" office:value="26.7709051247242">
            <text:p>$26.77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75:.B75])" office:value-type="float" office:value="0.43">
            <text:p>0.43</text:p>
          </table:table-cell>
          <table:table-cell table:formula="oooc:=NPV([.$E$1];[.C$2:.C75])" office:value-type="currency" office:currency="USD" office:value="27.1107851511254">
            <text:p>$27.11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76:.B76])" office:value-type="float" office:value="0.43">
            <text:p>0.43</text:p>
          </table:table-cell>
          <table:table-cell table:formula="oooc:=NPV([.$E$1];[.C$2:.C76])" office:value-type="currency" office:currency="USD" office:value="27.4495866593919">
            <text:p>$27.45</text:p>
          </table:table-cell>
          <table:table-cell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43">
            <text:p>0.43</text:p>
          </table:table-cell>
          <table:table-cell table:formula="oooc:=SUM([.A77:.B77])" office:value-type="float" office:value="0.79">
            <text:p>0.79</text:p>
          </table:table-cell>
          <table:table-cell table:formula="oooc:=NPV([.$E$1];[.C$2:.C77])" office:value-type="currency" office:currency="USD" office:value="28.0700607661147">
            <text:p>$28.07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78:.B78])" office:value-type="float" office:value="0.43">
            <text:p>0.43</text:p>
          </table:table-cell>
          <table:table-cell table:formula="oooc:=NPV([.$E$1];[.C$2:.C78])" office:value-type="currency" office:currency="USD" office:value="28.4067154944163">
            <text:p>$28.41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79:.B79])" office:value-type="float" office:value="0.43">
            <text:p>0.43</text:p>
          </table:table-cell>
          <table:table-cell table:formula="oooc:=NPV([.$E$1];[.C$2:.C79])" office:value-type="currency" office:currency="USD" office:value="28.742301939202">
            <text:p>$28.74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80:.B80])" office:value-type="float" office:value="0.43">
            <text:p>0.43</text:p>
          </table:table-cell>
          <table:table-cell table:formula="oooc:=NPV([.$E$1];[.C$2:.C80])" office:value-type="currency" office:currency="USD" office:value="29.0768234903831">
            <text:p>$29.08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81:.B81])" office:value-type="float" office:value="0.43">
            <text:p>0.43</text:p>
          </table:table-cell>
          <table:table-cell table:formula="oooc:=NPV([.$E$1];[.C$2:.C81])" office:value-type="currency" office:currency="USD" office:value="29.410283527114">
            <text:p>$29.41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82:.B82])" office:value-type="float" office:value="0.43">
            <text:p>0.43</text:p>
          </table:table-cell>
          <table:table-cell table:formula="oooc:=NPV([.$E$1];[.C$2:.C82])" office:value-type="currency" office:currency="USD" office:value="29.7426854178261">
            <text:p>$29.74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83:.B83])" office:value-type="float" office:value="0.43">
            <text:p>0.43</text:p>
          </table:table-cell>
          <table:table-cell table:formula="oooc:=NPV([.$E$1];[.C$2:.C83])" office:value-type="currency" office:currency="USD" office:value="30.0740325202621">
            <text:p>$30.07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84:.B84])" office:value-type="float" office:value="0.43">
            <text:p>0.43</text:p>
          </table:table-cell>
          <table:table-cell table:formula="oooc:=NPV([.$E$1];[.C$2:.C84])" office:value-type="currency" office:currency="USD" office:value="30.4043281815097">
            <text:p>$30.40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85:.B85])" office:value-type="float" office:value="0.43">
            <text:p>0.43</text:p>
          </table:table-cell>
          <table:table-cell table:formula="oooc:=NPV([.$E$1];[.C$2:.C85])" office:value-type="currency" office:currency="USD" office:value="30.7335757380358">
            <text:p>$30.73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86:.B86])" office:value-type="float" office:value="0.43">
            <text:p>0.43</text:p>
          </table:table-cell>
          <table:table-cell table:formula="oooc:=NPV([.$E$1];[.C$2:.C86])" office:value-type="currency" office:currency="USD" office:value="31.0617785157196">
            <text:p>$31.06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87:.B87])" office:value-type="float" office:value="0.43">
            <text:p>0.43</text:p>
          </table:table-cell>
          <table:table-cell table:formula="oooc:=NPV([.$E$1];[.C$2:.C87])" office:value-type="currency" office:currency="USD" office:value="31.3889398298866">
            <text:p>$31.39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88:.B88])" office:value-type="float" office:value="0.43">
            <text:p>0.43</text:p>
          </table:table-cell>
          <table:table-cell table:formula="oooc:=NPV([.$E$1];[.C$2:.C88])" office:value-type="currency" office:currency="USD" office:value="31.7150629853421">
            <text:p>$31.72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89:.B89])" office:value-type="float" office:value="0.43">
            <text:p>0.43</text:p>
          </table:table-cell>
          <table:table-cell table:formula="oooc:=NPV([.$E$1];[.C$2:.C89])" office:value-type="currency" office:currency="USD" office:value="32.0401512764044">
            <text:p>$32.04</text:p>
          </table:table-cell>
          <table:table-cell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43">
            <text:p>0.43</text:p>
          </table:table-cell>
          <table:table-cell table:formula="oooc:=SUM([.A90:.B90])" office:value-type="float" office:value="0.79">
            <text:p>0.79</text:p>
          </table:table-cell>
          <table:table-cell table:formula="oooc:=NPV([.$E$1];[.C$2:.C90])" office:value-type="currency" office:currency="USD" office:value="32.635511279478">
            <text:p>$32.64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91:.B91])" office:value-type="float" office:value="0.43">
            <text:p>0.43</text:p>
          </table:table-cell>
          <table:table-cell table:formula="oooc:=NPV([.$E$1];[.C$2:.C91])" office:value-type="currency" office:currency="USD" office:value="32.9585396829274">
            <text:p>$32.96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92:.B92])" office:value-type="float" office:value="0.43">
            <text:p>0.43</text:p>
          </table:table-cell>
          <table:table-cell table:formula="oooc:=NPV([.$E$1];[.C$2:.C92])" office:value-type="currency" office:currency="USD" office:value="33.2805430423494">
            <text:p>$33.28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93:.B93])" office:value-type="float" office:value="0.43">
            <text:p>0.43</text:p>
          </table:table-cell>
          <table:table-cell table:formula="oooc:=NPV([.$E$1];[.C$2:.C93])" office:value-type="currency" office:currency="USD" office:value="33.6015246104462">
            <text:p>$33.60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94:.B94])" office:value-type="float" office:value="0.43">
            <text:p>0.43</text:p>
          </table:table-cell>
          <table:table-cell table:formula="oooc:=NPV([.$E$1];[.C$2:.C94])" office:value-type="currency" office:currency="USD" office:value="33.9214876295987">
            <text:p>$33.92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95:.B95])" office:value-type="float" office:value="0.43">
            <text:p>0.43</text:p>
          </table:table-cell>
          <table:table-cell table:formula="oooc:=NPV([.$E$1];[.C$2:.C95])" office:value-type="currency" office:currency="USD" office:value="34.2404353318989">
            <text:p>$34.24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96:.B96])" office:value-type="float" office:value="0.43">
            <text:p>0.43</text:p>
          </table:table-cell>
          <table:table-cell table:formula="oooc:=NPV([.$E$1];[.C$2:.C96])" office:value-type="currency" office:currency="USD" office:value="34.5583709391826">
            <text:p>$34.56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97:.B97])" office:value-type="float" office:value="0.43">
            <text:p>0.43</text:p>
          </table:table-cell>
          <table:table-cell table:formula="oooc:=NPV([.$E$1];[.C$2:.C97])" office:value-type="currency" office:currency="USD" office:value="34.8752976630619">
            <text:p>$34.88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98:.B98])" office:value-type="float" office:value="0.43">
            <text:p>0.43</text:p>
          </table:table-cell>
          <table:table-cell table:formula="oooc:=NPV([.$E$1];[.C$2:.C98])" office:value-type="currency" office:currency="USD" office:value="35.1912187049579">
            <text:p>$35.19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99:.B99])" office:value-type="float" office:value="0.43">
            <text:p>0.43</text:p>
          </table:table-cell>
          <table:table-cell table:formula="oooc:=NPV([.$E$1];[.C$2:.C99])" office:value-type="currency" office:currency="USD" office:value="35.5061372561326">
            <text:p>$35.51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00:.B100])" office:value-type="float" office:value="0.43">
            <text:p>0.43</text:p>
          </table:table-cell>
          <table:table-cell table:formula="oooc:=NPV([.$E$1];[.C$2:.C100])" office:value-type="currency" office:currency="USD" office:value="35.8200564977216">
            <text:p>$35.82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01:.B101])" office:value-type="float" office:value="0.43">
            <text:p>0.43</text:p>
          </table:table-cell>
          <table:table-cell table:formula="oooc:=NPV([.$E$1];[.C$2:.C101])" office:value-type="currency" office:currency="USD" office:value="36.1329796007659">
            <text:p>$36.13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02:.B102])" office:value-type="float" office:value="0.43">
            <text:p>0.43</text:p>
          </table:table-cell>
          <table:table-cell table:formula="oooc:=NPV([.$E$1];[.C$2:.C102])" office:value-type="currency" office:currency="USD" office:value="36.4449097262441">
            <text:p>$36.44</text:p>
          </table:table-cell>
          <table:table-cell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43">
            <text:p>0.43</text:p>
          </table:table-cell>
          <table:table-cell table:formula="oooc:=SUM([.A103:.B103])" office:value-type="float" office:value="0.79">
            <text:p>0.79</text:p>
          </table:table-cell>
          <table:table-cell table:formula="oooc:=NPV([.$E$1];[.C$2:.C103])" office:value-type="currency" office:currency="USD" office:value="37.0161721357779">
            <text:p>$37.02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04:.B104])" office:value-type="float" office:value="0.43">
            <text:p>0.43</text:p>
          </table:table-cell>
          <table:table-cell table:formula="oooc:=NPV([.$E$1];[.C$2:.C104])" office:value-type="currency" office:currency="USD" office:value="37.3261257489694">
            <text:p>$37.33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05:.B105])" office:value-type="float" office:value="0.43">
            <text:p>0.43</text:p>
          </table:table-cell>
          <table:table-cell table:formula="oooc:=NPV([.$E$1];[.C$2:.C105])" office:value-type="currency" office:currency="USD" office:value="37.6350958074746">
            <text:p>$37.64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06:.B106])" office:value-type="float" office:value="0.43">
            <text:p>0.43</text:p>
          </table:table-cell>
          <table:table-cell table:formula="oooc:=NPV([.$E$1];[.C$2:.C106])" office:value-type="currency" office:currency="USD" office:value="37.9430854323407">
            <text:p>$37.94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07:.B107])" office:value-type="float" office:value="0.43">
            <text:p>0.43</text:p>
          </table:table-cell>
          <table:table-cell table:formula="oooc:=NPV([.$E$1];[.C$2:.C107])" office:value-type="currency" office:currency="USD" office:value="38.250097734711">
            <text:p>$38.25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08:.B108])" office:value-type="float" office:value="0.43">
            <text:p>0.43</text:p>
          </table:table-cell>
          <table:table-cell table:formula="oooc:=NPV([.$E$1];[.C$2:.C108])" office:value-type="currency" office:currency="USD" office:value="38.5561358158562">
            <text:p>$38.56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09:.B109])" office:value-type="float" office:value="0.43">
            <text:p>0.43</text:p>
          </table:table-cell>
          <table:table-cell table:formula="oooc:=NPV([.$E$1];[.C$2:.C109])" office:value-type="currency" office:currency="USD" office:value="38.8612027672063">
            <text:p>$38.86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10:.B110])" office:value-type="float" office:value="0.43">
            <text:p>0.43</text:p>
          </table:table-cell>
          <table:table-cell table:formula="oooc:=NPV([.$E$1];[.C$2:.C110])" office:value-type="currency" office:currency="USD" office:value="39.1653016703813">
            <text:p>$39.17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11:.B111])" office:value-type="float" office:value="0.43">
            <text:p>0.43</text:p>
          </table:table-cell>
          <table:table-cell table:formula="oooc:=NPV([.$E$1];[.C$2:.C111])" office:value-type="currency" office:currency="USD" office:value="39.4684355972226">
            <text:p>$39.47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12:.B112])" office:value-type="float" office:value="0.43">
            <text:p>0.43</text:p>
          </table:table-cell>
          <table:table-cell table:formula="oooc:=NPV([.$E$1];[.C$2:.C112])" office:value-type="currency" office:currency="USD" office:value="39.7706076098237">
            <text:p>$39.77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13:.B113])" office:value-type="float" office:value="0.43">
            <text:p>0.43</text:p>
          </table:table-cell>
          <table:table-cell table:formula="oooc:=NPV([.$E$1];[.C$2:.C113])" office:value-type="currency" office:currency="USD" office:value="40.0718207605616">
            <text:p>$40.07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14:.B114])" office:value-type="float" office:value="0.43">
            <text:p>0.43</text:p>
          </table:table-cell>
          <table:table-cell table:formula="oooc:=NPV([.$E$1];[.C$2:.C114])" office:value-type="currency" office:currency="USD" office:value="40.3720780921274">
            <text:p>$40.37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15:.B115])" office:value-type="float" office:value="0.43">
            <text:p>0.43</text:p>
          </table:table-cell>
          <table:table-cell table:formula="oooc:=NPV([.$E$1];[.C$2:.C115])" office:value-type="currency" office:currency="USD" office:value="40.6713826375569">
            <text:p>$40.67</text:p>
          </table:table-cell>
          <table:table-cell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43">
            <text:p>0.43</text:p>
          </table:table-cell>
          <table:table-cell table:formula="oooc:=SUM([.A116:.B116])" office:value-type="float" office:value="0.79">
            <text:p>0.79</text:p>
          </table:table-cell>
          <table:table-cell table:formula="oooc:=NPV([.$E$1];[.C$2:.C116])" office:value-type="currency" office:currency="USD" office:value="41.219522819735">
            <text:p>$41.22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17:.B117])" office:value-type="float" office:value="0.43">
            <text:p>0.43</text:p>
          </table:table-cell>
          <table:table-cell table:formula="oooc:=NPV([.$E$1];[.C$2:.C117])" office:value-type="currency" office:currency="USD" office:value="41.516930853532">
            <text:p>$41.52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18:.B118])" office:value-type="float" office:value="0.43">
            <text:p>0.43</text:p>
          </table:table-cell>
          <table:table-cell table:formula="oooc:=NPV([.$E$1];[.C$2:.C118])" office:value-type="currency" office:currency="USD" office:value="41.8133951426752">
            <text:p>$41.81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19:.B119])" office:value-type="float" office:value="0.43">
            <text:p>0.43</text:p>
          </table:table-cell>
          <table:table-cell table:formula="oooc:=NPV([.$E$1];[.C$2:.C119])" office:value-type="currency" office:currency="USD" office:value="42.1089186818852">
            <text:p>$42.11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20:.B120])" office:value-type="float" office:value="0.43">
            <text:p>0.43</text:p>
          </table:table-cell>
          <table:table-cell table:formula="oooc:=NPV([.$E$1];[.C$2:.C120])" office:value-type="currency" office:currency="USD" office:value="42.4035044563798">
            <text:p>$42.40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21:.B121])" office:value-type="float" office:value="0.43">
            <text:p>0.43</text:p>
          </table:table-cell>
          <table:table-cell table:formula="oooc:=NPV([.$E$1];[.C$2:.C121])" office:value-type="currency" office:currency="USD" office:value="42.6971554419038">
            <text:p>$42.70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22:.B122])" office:value-type="float" office:value="0.43">
            <text:p>0.43</text:p>
          </table:table-cell>
          <table:table-cell table:formula="oooc:=NPV([.$E$1];[.C$2:.C122])" office:value-type="currency" office:currency="USD" office:value="42.9898746047594">
            <text:p>$42.99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23:.B123])" office:value-type="float" office:value="0.43">
            <text:p>0.43</text:p>
          </table:table-cell>
          <table:table-cell table:formula="oooc:=NPV([.$E$1];[.C$2:.C123])" office:value-type="currency" office:currency="USD" office:value="43.2816649018359">
            <text:p>$43.28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24:.B124])" office:value-type="float" office:value="0.43">
            <text:p>0.43</text:p>
          </table:table-cell>
          <table:table-cell table:formula="oooc:=NPV([.$E$1];[.C$2:.C124])" office:value-type="currency" office:currency="USD" office:value="43.5725292806399">
            <text:p>$43.57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25:.B125])" office:value-type="float" office:value="0.43">
            <text:p>0.43</text:p>
          </table:table-cell>
          <table:table-cell table:formula="oooc:=NPV([.$E$1];[.C$2:.C125])" office:value-type="currency" office:currency="USD" office:value="43.8624706793248">
            <text:p>$43.86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26:.B126])" office:value-type="float" office:value="0.43">
            <text:p>0.43</text:p>
          </table:table-cell>
          <table:table-cell table:formula="oooc:=NPV([.$E$1];[.C$2:.C126])" office:value-type="currency" office:currency="USD" office:value="44.1514920267204">
            <text:p>$44.15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27:.B127])" office:value-type="float" office:value="0.43">
            <text:p>0.43</text:p>
          </table:table-cell>
          <table:table-cell table:formula="oooc:=NPV([.$E$1];[.C$2:.C127])" office:value-type="currency" office:currency="USD" office:value="44.4395962423629">
            <text:p>$44.44</text:p>
          </table:table-cell>
          <table:table-cell/>
        </table:table-row>
        <table:table-row table:style-name="ro1">
          <table:table-cell/>
          <table:table-cell office:value-type="float" office:value="0.43">
            <text:p>0.43</text:p>
          </table:table-cell>
          <table:table-cell table:formula="oooc:=SUM([.A128:.B128])" office:value-type="float" office:value="0.43">
            <text:p>0.43</text:p>
          </table:table-cell>
          <table:table-cell table:formula="oooc:=NPV([.$E$1];[.C$2:.C128])" office:value-type="currency" office:currency="USD" office:value="44.7267862365241">
            <text:p>$44.73</text:p>
          </table:table-cell>
          <table:table-cell/>
        </table:table-row>
        <table:table-row table:style-name="ro1">
          <table:table-cell table:number-columns-repeated="2"/>
          <table:table-cell table:formula="oooc:=SUM([.C3:.C128])" office:value-type="float" office:value="57.42">
            <text:p>57.4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1">10/21/2008</text:date>, <text:time>00:2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yan Mulligan</meta:initial-creator>
    <meta:creation-date>2008-10-20T20:31:55</meta:creation-date>
    <dc:creator>Ryan Mulligan</dc:creator>
    <dc:date>2008-10-21T00:23:57</dc:date>
    <meta:editing-cycles>1</meta:editing-cycles>
    <meta:editing-duration>PT3H52M3S</meta:editing-duration>
    <meta:user-defined meta:name="Info 1"/>
    <meta:user-defined meta:name="Info 2"/>
    <meta:user-defined meta:name="Info 3"/>
    <meta:user-defined meta:name="Info 4"/>
    <meta:document-statistic meta:table-count="3" meta:cell-count="408"/>
  </office:meta>
</office:document-meta>
</file>